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Standard">
      <style:text-properties style:font-name="Liberation Sans" fo:language="en" fo:country="US" officeooo:rsid="00028b3c" officeooo:paragraph-rsid="00028b3c"/>
    </style:style>
    <style:style style:name="P3" style:family="paragraph" style:parent-style-name="Standard">
      <style:paragraph-properties fo:text-align="center" style:justify-single-word="false"/>
      <style:text-properties style:font-name="Liberation Sans" fo:language="en" fo:country="US" fo:font-style="normal" officeooo:rsid="00028b3c" officeooo:paragraph-rsid="00028b3c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language="en" fo:country="US" fo:font-style="normal" officeooo:rsid="000432a9" officeooo:paragraph-rsid="000432a9" style:font-style-asian="normal" style:font-style-complex="normal"/>
    </style:style>
    <style:style style:name="P5" style:family="paragraph" style:parent-style-name="Standard">
      <style:text-properties style:font-name="Liberation Sans" fo:language="en" fo:country="US" officeooo:rsid="000432a9" officeooo:paragraph-rsid="000432a9"/>
    </style:style>
    <style:style style:name="P6" style:family="paragraph" style:parent-style-name="Standard">
      <style:text-properties style:font-name="Liberation Sans" fo:language="en" fo:country="US" officeooo:rsid="0005d964" officeooo:paragraph-rsid="0005d964"/>
    </style:style>
    <style:style style:name="P7" style:family="paragraph" style:parent-style-name="Title">
      <style:text-properties style:font-name="Liberation Sans" fo:font-size="20pt" style:font-size-asian="20pt" style:font-size-complex="20pt"/>
    </style:style>
    <style:style style:name="T1" style:family="text">
      <style:text-properties officeooo:rsid="000432a9"/>
    </style:style>
    <style:style style:name="T2" style:family="text">
      <style:text-properties officeooo:rsid="00047d67"/>
    </style:style>
    <style:style style:name="T3" style:family="text">
      <style:text-properties officeooo:rsid="0006e6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 mathematical understanding of deep learning</text:p>
      <text:p text:style-name="P2"/>
      <text:p text:style-name="P3">Jiang J.</text:p>
      <text:p text:style-name="P3">Data Engineer, Data Scientist</text:p>
      <text:p text:style-name="P3">Computer Science Engineering Degree, MSc <text:span text:style-name="T1">Degree</text:span> in Research AI / Big Data / Ops</text:p>
      <text:p text:style-name="P4">France</text:p>
      <text:p text:style-name="P2"/>
      <text:p text:style-name="P2"/>
      <text:h text:style-name="P1" text:outline-level="1">1 – Introduction</text:h>
      <text:p text:style-name="P2"/>
      <text:p text:style-name="P5">Frameworks such as Tensorflow or Pytorch make deep learning developments easy. They have made this field wide spread for every enthusiast which is a good point. <text:span text:style-name="T2">An only “instinctive” understanding is needed to implement. Thus</text:span>, the <text:span text:style-name="T2">proper</text:span> math aspect<text:span text:style-name="T2">s</text:span> are more and more forgotten.</text:p>
      <text:p text:style-name="P6">Before being a developer in the data field, I studied two intensive entire years in a preparatory class for the grandes écoles. The main subject was <text:span text:style-name="T3">about</text:span> theoretical math – <text:span text:style-name="T3">Riemann integration, Linear algebra, etc...</text:span></text:p>
      <text:p text:style-name="P2"/>
      <text:h text:style-name="P1" text:outline-level="1">2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13T08:09:16.514000000</dc:date>
    <meta:editing-duration>PT9M53S</meta:editing-duration>
    <meta:editing-cycles>3</meta:editing-cycles>
    <meta:document-statistic meta:table-count="0" meta:image-count="0" meta:object-count="0" meta:page-count="1" meta:paragraph-count="9" meta:word-count="109" meta:character-count="693" meta:non-whitespace-character-count="590"/>
  </office:meta>
</office:document-meta>
</file>